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402cm" fo:min-width="2.152cm" fo:wrap-option="wrap" loext:decorative="false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2.402cm" fo:min-width="2.152cm" fo:wrap-option="wrap" loext:decorative="false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2.402cm" fo:min-width="2.152cm" fo:wrap-option="wrap" loext:decorative="false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2cm" fo:min-width="3.25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3.11cm" fo:min-width="2.86cm" fo:wrap-option="wrap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ffff3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3cm" svg:y="8.25cm">
          <text:p text:style-name="P1"><text:span text:style-name="T1">Frisbeegolf-tulospalv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3.75cm" svg:height="3.75cm" svg:x="6.25cm" svg:y="8.25cm">
          <text:p text:style-name="P1"><text:span text:style-name="T2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3.75cm" svg:height="3.75cm" svg:x="19.75cm" svg:y="8.25cm">
          <text:p text:style-name="P1"><text:span text:style-name="T2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3.75cm" svg:height="2.25cm" svg:x="2.75cm" svg:y="4cm">
          <text:p text:style-name="P1"><text:span text:style-name="T3">Käyttäjä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4.75cm" svg:height="4.75cm" svg:x="12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0cm" svg:y1="10.125cm" svg:x2="12.5cm" svg:y2="10.125cm" draw:start-shape="id1" draw:start-glue-point="10" draw:end-shape="id2" draw:end-glue-point="6" svg:d="M10000 10125h2500" svg:viewBox="0 0 2501 1">
          <text:p/>
        </draw:connector>
        <draw:connector draw:style-name="gr7" draw:text-style-name="P5" draw:layer="layout" draw:type="line" svg:x1="17.25cm" svg:y1="10.125cm" svg:x2="19.75cm" svg:y2="10.125cm" draw:start-shape="id2" draw:start-glue-point="10" draw:end-shape="id3" draw:end-glue-point="6" svg:d="M17250 10125h2500" svg:viewBox="0 0 2501 1">
          <text:p/>
        </draw:connector>
        <draw:connector draw:style-name="gr7" draw:text-style-name="P5" draw:layer="layout" draw:type="line" svg:x1="6.5cm" svg:y1="5.125cm" svg:x2="8.125cm" svg:y2="8.25cm" draw:start-shape="id4" draw:end-shape="id1" svg:d="M6500 5125l1625 3125" svg:viewBox="0 0 1626 3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0-30T14:06:29.988487630</dc:date>
    <meta:editing-duration>PT56S</meta:editing-duration>
    <meta:editing-cycles>1</meta:editing-cycles>
    <meta:document-statistic meta:object-count="9"/>
    <meta:generator>LibreOffice/24.2.6.2$Linux_X86_64 LibreOffice_project/420$Build-2</meta:generator>
  </office:meta>
</office:document-meta>
</file>